
<file path=META-INF/manifest.xml><?xml version="1.0" encoding="UTF-8"?>
<manifest:manifest xmlns:manifest="urn:oasis:names:tc:opendocument:xmlns:manifest:1.0" office:version="1.1"><manifest:file-entry manifest:media-type="application/vnd.oasis.opendocument.text" manifest:full-path="/"/><manifest:file-entry manifest:media-type="text/xml" manifest:full-path="content.xml"/><manifest:file-entry manifest:media-type="text/xml" manifest:full-path="styles.xml"/><manifest:file-entry manifest:media-type="text/xml" manifest:full-path="meta.xml"/></manifest:manifest>

</file>

<file path=content.xml><?xml version="1.0" encoding="utf-8"?>
<office:document-content xmlns:office="urn:oasis:names:tc:opendocument:xmlns:office:1.0" xmlns:text="urn:oasis:names:tc:opendocument:xmlns:text:1.0" xmlns:draw="urn:oasis:names:tc:opendocument:xmlns:drawing:1.0" xmlns:svg="urn:oasis:names:tc:opendocument:xmlns:svg-compatible:1.0" xmlns:table="urn:oasis:names:tc:opendocument:xmlns:table:1.0" xmlns:style="urn:oasis:names:tc:opendocument:xmlns:style:1.0" xmlns:fo="urn:oasis:names:tc:opendocument:xmlns:xsl-fo-compatible:1.0" xmlns:xlink="http://www.w3.org/1999/xlink" office:version="1.1">
  <office:automatic-styles>
    <style:style style:name="table1" style:family="table">
      <style:table-properties/>
    </style:style>
    <style:style style:name="table1.A" style:family="table-column">
      <style:table-column-properties/>
    </style:style>
    <style:style style:name="table1.B" style:family="table-column">
      <style:table-column-properties/>
    </style:style>
    <style:style style:name="table1.A1" style:family="table-cell">
      <style:table-cell-properties/>
    </style:style>
    <style:style style:name="table1.B1" style:family="table-cell">
      <style:table-cell-properties/>
    </style:style>
    <style:style style:name="table1.A1" style:family="table-cell">
      <style:table-cell-properties/>
    </style:style>
    <style:style style:name="table1.B1" style:family="table-cell">
      <style:table-cell-properties/>
    </style:style>
    <style:style style:name="table1.A1" style:family="table-cell">
      <style:table-cell-properties/>
    </style:style>
    <style:style style:name="table1.B1" style:family="table-cell">
      <style:table-cell-properties/>
    </style:style>
    <style:style style:name="table1.A1" style:family="table-cell">
      <style:table-cell-properties/>
    </style:style>
    <style:style style:name="table1.A1" style:family="table-cell">
      <style:table-cell-properties/>
    </style:style>
    <style:style style:name="table1.B1" style:family="table-cell">
      <style:table-cell-properties/>
    </style:style>
    <style:style style:name="table1.A1" style:family="table-cell">
      <style:table-cell-properties/>
    </style:style>
    <style:style style:name="table1.A1" style:family="table-cell">
      <style:table-cell-properties/>
    </style:style>
    <style:style style:name="table1.B1" style:family="table-cell">
      <style:table-cell-properties/>
    </style:style>
    <style:style style:name="table1.A1" style:family="table-cell">
      <style:table-cell-properties/>
    </style:style>
    <style:style style:name="table1.A1" style:family="table-cell">
      <style:table-cell-properties/>
    </style:style>
    <style:style style:name="table1.B1" style:family="table-cell">
      <style:table-cell-properties/>
    </style:style>
    <style:style style:name="table2" style:family="table">
      <style:table-properties/>
    </style:style>
    <style:style style:name="table2.A" style:family="table-column">
      <style:table-column-properties/>
    </style:style>
    <style:style style:name="table2.B" style:family="table-column">
      <style:table-column-properties/>
    </style:style>
    <style:style style:name="table2.A1" style:family="table-cell">
      <style:table-cell-properties/>
    </style:style>
    <style:style style:name="table2.B1" style:family="table-cell">
      <style:table-cell-properties/>
    </style:style>
    <style:style style:name="table2.A1" style:family="table-cell">
      <style:table-cell-properties/>
    </style:style>
    <style:style style:name="table2.B1" style:family="table-cell">
      <style:table-cell-properties/>
    </style:style>
    <style:style style:name="table2.A1" style:family="table-cell">
      <style:table-cell-properties/>
    </style:style>
    <style:style style:name="table2.B1" style:family="table-cell">
      <style:table-cell-properties/>
    </style:style>
    <style:style style:name="table2.A1" style:family="table-cell">
      <style:table-cell-properties/>
    </style:style>
    <style:style style:name="table2.B1" style:family="table-cell">
      <style:table-cell-properties/>
    </style:style>
    <style:style style:name="table2.A1" style:family="table-cell">
      <style:table-cell-properties/>
    </style:style>
    <style:style style:name="table2.B1" style:family="table-cell">
      <style:table-cell-properties/>
    </style:style>
    <style:style style:name="table2.A1" style:family="table-cell">
      <style:table-cell-properties/>
    </style:style>
    <style:style style:name="table2.B1" style:family="table-cell">
      <style:table-cell-properties/>
    </style:style>
    <style:style style:name="table3" style:family="table">
      <style:table-properties style:width="50cm"/>
    </style:style>
    <style:style style:name="table3.A" style:family="table-column">
      <style:table-column-properties style:column-width="10cm"/>
    </style:style>
    <style:style style:name="table3.B" style:family="table-column">
      <style:table-column-properties style:column-width="40cm"/>
    </style:style>
    <style:style style:name="table3.A1" style:family="table-cell">
      <style:table-cell-properties/>
    </style:style>
    <style:style style:name="table3.B1" style:family="table-cell">
      <style:table-cell-properties/>
    </style:style>
    <style:style style:name="table3.A1" style:family="table-cell">
      <style:table-cell-properties/>
    </style:style>
    <style:style style:name="table3.B1" style:family="table-cell">
      <style:table-cell-properties/>
    </style:style>
  </office:automatic-styles>
  <office:body>
    <office:text>
      <text:p text:style-name="centered"><text:span text:style-name="bolded">МИНИСТЕРСТВО ОБРАЗОВАНИЯ НИЖЕГОРОДСКОЙ ОБЛАСТИ</text:span></text:p>
      <text:p text:style-name="centered"><text:span text:style-name="bolded">ГОСУДАРСТВЕННОЕ БЮДЖЕТНОЕ ПРОФЕССИОНАЛЬНОЕ</text:span></text:p>
      <text:p text:style-name="centered"><text:span text:style-name="bolded">ОБРАЗОВАТЕЛЬНОЕ УЧРЕЖДЕНИЕ</text:span></text:p>
      <text:p text:style-name="centered"><text:span text:style-name="bolded">«НИЖЕГОРОДСКИЙ РАДИОТЕХНИЧЕСКИЙ КОЛЛЕДЖ»</text:span></text:p>
      <text:p/>
      <text:p/>
      <text:p/>
      <text:p/>
      <table:table table:name="table1" table:style-name="table1">
        <table:table-columns>
          <table:table-column table:style-name="table1.A"/>
          <table:table-column table:style-name="table1.B"/>
        </table:table-columns>
        <table:table-rows>
          <table:table-row office:value-type="string">
            <table:table-cell office:value-type="string" table:style-name="table1.A1" table:number-rows-spanned="">
              <text:p text:style-name="centered"><text:span text:style-name="bolded">СОГЛАСОВАНО</text:span></text:p>
            </table:table-cell>
            <table:table-cell office:value-type="string" table:style-name="table1.B1">
              <text:p text:style-name="centered"><text:span text:style-name="bolded">УТВЕРЖДАЮ</text:span></text:p>
            </table:table-cell>
          </table:table-row>
        </table:table-rows>
        <table:table-rows>
          <table:table-row office:value-type="string">
            <table:table-cell office:value-type="string" table:style-name="table1.A1" table:number-rows-spanned="">
              <text:p/>
            </table:table-cell>
            <table:table-cell office:value-type="string" table:style-name="table1.B1">
              <text:p/>
            </table:table-cell>
          </table:table-row>
        </table:table-rows>
        <table:table-rows>
          <table:table-row office:value-type="string">
            <table:table-cell office:value-type="string" table:style-name="table1.A1" table:number-rows-spanned="">
              <text:p text:style-name="left"><text:span text:style-name="frtText">111111111111111111111111111</text:span></text:p>
            </table:table-cell>
            <table:table-cell office:value-type="string" table:style-name="table1.B1">
              <text:p text:style-name="left"><text:span text:style-name="frtText">Директор</text:span></text:p>
            </table:table-cell>
          </table:table-row>
        </table:table-rows>
        <table:table-rows>
          <table:table-row office:value-type="string">
            <table:table-cell office:value-type="string" table:style-name="table1.A1" table:number-rows-spanned="">
              <text:p text:style-name="left"><text:span text:style-name="frtText">1111111111111111111</text:span></text:p>
            </table:table-cell>
          </table:table-row>
        </table:table-rows>
        <table:table-rows>
          <table:table-row office:value-type="string">
            <table:table-cell office:value-type="string" table:style-name="table1.A1" table:number-rows-spanned="">
              <text:p/>
            </table:table-cell>
            <table:table-cell office:value-type="string" table:style-name="table1.B1">
              <text:p text:style-name="left"><text:span text:style-name="frtText">____________И.А.Кормщикова</text:span></text:p>
            </table:table-cell>
          </table:table-row>
        </table:table-rows>
        <table:table-rows>
          <table:table-row office:value-type="string">
            <table:table-cell office:value-type="string" table:style-name="table1.A1" table:number-rows-spanned="">
              <text:p text:style-name="left"><text:span text:style-name="frtText">_________11111111111111</text:span></text:p>
            </table:table-cell>
          </table:table-row>
        </table:table-rows>
        <table:table-rows>
          <table:table-row office:value-type="string">
            <table:table-cell office:value-type="string" table:style-name="table1.A1" table:number-rows-spanned="">
              <text:p/>
            </table:table-cell>
            <table:table-cell office:value-type="string" table:style-name="table1.B1">
              <text:p text:style-name="left"><text:span text:style-name="frtText">«___» ___________2016 </text:span></text:p>
            </table:table-cell>
          </table:table-row>
        </table:table-rows>
        <table:table-rows>
          <table:table-row office:value-type="string">
            <table:table-cell office:value-type="string" table:style-name="table1.A1" table:number-rows-spanned="">
              <text:p text:style-name="left"><text:span text:style-name="frtText">«___» ___________2016 </text:span></text:p>
            </table:table-cell>
          </table:table-row>
        </table:table-rows>
        <table:table-rows>
          <table:table-row office:value-type="string">
            <table:table-cell office:value-type="string" table:style-name="table1.A1" table:number-rows-spanned="">
              <text:p/>
            </table:table-cell>
            <table:table-cell office:value-type="string" table:style-name="table1.B1">
              <text:p text:style-name="left"><text:span text:style-name="frtText">Приказ №____ от «___»______2016</text:span></text:p>
            </table:table-cell>
          </table:table-row>
        </table:table-rows>
      </table:table>
      <text:p/>
      <text:p/>
      <text:p/>
      <text:p/>
      <text:p text:style-name="centered"><text:span text:style-name="bolded">ПРОГРАММА</text:span></text:p>
      <text:p text:style-name="centered"><text:span text:style-name="bolded">ГОСУДАРСТВЕННОЙ ИТОГОВОЙ АТТЕСТАЦИИ</text:span></text:p>
      <text:p text:style-name="centered"><text:span text:style-name="bolded">по специальности (программе подготовки специалистов среднего звена)</text:span></text:p>
      <text:p text:style-name="centered"><text:span text:style-name="bolded">09.02.04 Информационные системы (по отраслям)</text:span></text:p>
      <text:p text:style-name="centered"><text:span text:style-name="bolded">углубленная подготовка</text:span></text:p>
      <text:p text:style-name="centered"><text:span text:style-name="bolded">на 2016 год</text:span></text:p>
      <text:p/>
      <text:p/>
      <text:p/>
      <table:table table:name="table2" table:style-name="table2">
        <table:table-columns>
          <table:table-column table:style-name="table2.A"/>
          <table:table-column table:style-name="table2.B"/>
        </table:table-columns>
        <table:table-rows>
          <table:table-row office:value-type="string">
            <table:table-cell office:value-type="string" table:style-name="table2.A1" table:number-rows-spanned="">
              <text:p/>
            </table:table-cell>
            <table:table-cell office:value-type="string" table:style-name="table2.B1">
              <text:p text:style-name="left"><text:span text:style-name="bolded">Рассмотрена</text:span></text:p>
            </table:table-cell>
          </table:table-row>
        </table:table-rows>
        <table:table-rows>
          <table:table-row office:value-type="string">
            <table:table-cell office:value-type="string" table:style-name="table2.A1" table:number-rows-spanned="">
              <text:p/>
            </table:table-cell>
            <table:table-cell office:value-type="string" table:style-name="table2.B1">
              <text:p text:style-name="left"><text:span text:style-name="bolded">на заседании педагогического совета</text:span></text:p>
            </table:table-cell>
          </table:table-row>
        </table:table-rows>
        <table:table-rows>
          <table:table-row office:value-type="string">
            <table:table-cell office:value-type="string" table:style-name="table2.A1" table:number-rows-spanned="">
              <text:p/>
            </table:table-cell>
            <table:table-cell office:value-type="string" table:style-name="table2.B1"/>
          </table:table-row>
        </table:table-rows>
        <table:table-rows>
          <table:table-row office:value-type="string">
            <table:table-cell office:value-type="string" table:style-name="table2.A1" table:number-rows-spanned="">
              <text:p/>
            </table:table-cell>
            <table:table-cell office:value-type="string" table:style-name="table2.B1">
              <text:p text:style-name="left"><text:span text:style-name="bolded"/><text:span text:style-name="frtText">Протокол № _____</text:span></text:p>
            </table:table-cell>
          </table:table-row>
        </table:table-rows>
        <table:table-rows>
          <table:table-row office:value-type="string">
            <table:table-cell office:value-type="string" table:style-name="table2.A1" table:number-rows-spanned="">
              <text:p/>
            </table:table-cell>
            <table:table-cell office:value-type="string" table:style-name="table2.B1"/>
          </table:table-row>
        </table:table-rows>
        <table:table-rows>
          <table:table-row office:value-type="string">
            <table:table-cell office:value-type="string" table:style-name="table2.A1" table:number-rows-spanned="">
              <text:p/>
            </table:table-cell>
            <table:table-cell office:value-type="string" table:style-name="table2.B1">
              <text:p text:style-name="left"><text:span text:style-name="bolded"/><text:span text:style-name="frtText">от «___» ___________2016</text:span></text:p>
            </table:table-cell>
          </table:table-row>
        </table:table-rows>
      </table:table>
      <text:p/>
      <text:p/>
      <text:p/>
      <text:p/>
      <text:p/>
      <text:p/>
      <text:p text:style-name="centered"><text:span text:style-name="frtText">Нижний Новгород</text:span></text:p>
      <text:p text:style-name="centered"><text:span text:style-name="frtText">2016</text:span></text:p>
      <text:p text:style-name="withBreak"><text:span text:style-name="bolded"/></text:p>
      <text:p text:style-name="jstText"><text:span text:style-name="frtText">Программа государственной итоговой аттестации разработана в соответствии с Федеральным государственным образовательным стандартом по специальности среднего профессионального образования </text:span></text:p>
      <text:p text:style-name="centered"><text:span text:style-name="frtText">09.02.04 Информационные системы (по отраслям)</text:span></text:p>
      <text:p/>
      <text:p/>
      <text:p text:style-name="jstText"><text:span text:style-name="frtText">Организация-разработчик: Государственное бюджетное профессиональное образовательное учреждение  «Нижегородский радиотехнический колледж»</text:span></text:p>
      <text:p/>
      <text:p text:style-name="left"><text:span text:style-name="frtText">РАССМОТРЕНО</text:span></text:p>
      <text:p/>
      <text:p text:style-name="left"><text:span text:style-name="frtText">на заседании ПЦК специальности </text:span></text:p>
      <text:p/>
      <text:p text:style-name="left"><text:span text:style-name="frtText">«09.02.04 Информационные системы (по отраслям)»</text:span></text:p>
      <text:p/>
      <text:p text:style-name="left"><text:span text:style-name="frtText">Составители:</text:span></text:p>
      <text:p/>
      <text:p/>
      <text:p/>
      <text:p text:style-name="left"><text:span text:style-name="frtText">Председатель ПЦК специальности</text:span></text:p>
      <text:p text:style-name="left"><text:span text:style-name="frtText">«09.02.04 Информационные системы (по отраслям)»</text:span></text:p>
      <text:p/>
      <text:p/>
      <table:table table:name="table3" table:style-name="table3">
        <table:table-columns>
          <table:table-column table:style-name="table3.A"/>
          <table:table-column table:style-name="table3.B"/>
        </table:table-columns>
        <table:table-rows>
          <table:table-row office:value-type="string">
            <table:table-cell office:value-type="string" table:style-name="table3.A1" table:number-rows-spanned="">
              <text:p text:style-name="left"><text:span text:style-name="frtText">___________</text:span></text:p>
            </table:table-cell>
            <table:table-cell office:value-type="string" table:style-name="table3.B1">
              <text:p text:style-name="left"><text:span text:style-name="frtText">________________</text:span></text:p>
            </table:table-cell>
          </table:table-row>
        </table:table-rows>
        <table:table-rows>
          <table:table-row office:value-type="string">
            <table:table-cell office:value-type="string" table:style-name="table3.A1" table:number-rows-spanned="">
              <text:p text:style-name="left"><text:span text:style-name="frtText">Подпись</text:span></text:p>
            </table:table-cell>
            <table:table-cell office:value-type="string" table:style-name="table3.B1">
              <text:p text:style-name="left"><text:span text:style-name="frtText">Расшифровка подписи (А.В.Иванова)</text:span></text:p>
            </table:table-cell>
          </table:table-row>
        </table:table-rows>
      </table:table>
      <text:p text:style-name="withBreak"><text:span text:style-name="bolded"/></text:p>
      <text:p text:style-name="centered"><text:span text:style-name="bolded">Пояснительная записка</text:span></text:p>
      <text:p text:style-name="jstText"><text:span text:style-name="frtText">Программа государственной итоговой аттестации (далее - ГИА) является частью основной профессиональной образовательной программы (далее - ОПОП) среднего профессионального образования (далее - СПО) по подготовке специалистов среднего звена по специальности</text:span><text:span text:style-name="frtText"> 09.02.04 Информационные системы (по отраслям) </text:span><text:span text:style-name="frtText">углубленной подготовки.</text:span></text:p>
      <text:p text:style-name="jstText"><text:span text:style-name="frtText">В программе ГИА определены:</text:span></text:p>
      <text:list>
        <text:list-item>
          <text:p text:style-name="jstText"><text:span text:style-name="frtText">материалы по содержанию ГИА;</text:span></text:p>
        </text:list-item>
        <text:list-item>
          <text:p text:style-name="jstText"><text:span text:style-name="frtText">сроки проведения ГИА;</text:span></text:p>
        </text:list-item>
        <text:list-item>
          <text:p text:style-name="jstText"><text:span text:style-name="frtText">условия подготовки и процедуры проведения ГИА;</text:span></text:p>
        </text:list-item>
        <text:list-item>
          <text:p text:style-name="jstText"><text:span text:style-name="frtText">критерии оценки уровня подготовки обучающихся.</text:span></text:p>
        </text:list-item>
        <text:list-item>
          <text:p text:style-name="jstText"><text:span text:style-name="frtText">требования к выполнению выпускной квалификационной работы (далее – ВКР).</text:span></text:p>
        </text:list-item>
      </text:list>
      <text:p text:style-name="jstText"><text:span text:style-name="frtText">Программа ГИА разработана в соответствии со следующими нормативно-правовыми документами:</text:span></text:p>
      <text:p text:style-name="jstText"><text:span text:style-name="frtText">- Закон РФ от 29.12.2012г. № 273-ФЗ «Об образовании в Российской Федерации»;</text:span></text:p>
      <text:p text:style-name="jstText"><text:span text:style-name="frtText">- Приказ Министерства образования и науки Российской Федерации от 14 июня 2013 года № 464 «Об утверждении Порядка организации и осуществления образовательной деятельности по образовательным программам среднего профессионального образования»;</text:span></text:p>
      <text:p text:style-name="jstText"><text:span text:style-name="frtText">- Федеральный государственный образовательный стандарт среднего профессионального образования по специальности</text:span><text:span text:style-name="frtText"> 09.02.04 Информационные системы (по отраслям), </text:span><text:span text:style-name="frtText"> утвержденный приказом Министерства образования и науки Российской Федерации от </text:span><text:span text:style-name="frtText">2017 года № </text:span><text:span text:style-name="frtText">111111111111111</text:span><text:span text:style-name="frtText"> (зарегистрированный в Министерстве юстиции от </text:span><text:span text:style-name="frtText">2017</text:span><text:span text:style-name="frtText"> года  № </text:span><text:span text:style-name="frtText">11111111111111</text:span><text:span text:style-name="frtText">).</text:span></text:p>
      <text:p text:style-name="jstText"><text:span text:style-name="frtText">- «Порядок проведения государственной итоговой аттестации по образовательным программам среднего профессионального образования», утвержденный Приказом Министерства образования и науки Российской Федерации от 16 августа 2013 г. № 968;</text:span></text:p>
      <text:p text:style-name="jstText"><text:span text:style-name="frtText">- Система менеджмента качества ОП-05.02 «Организация государственной итоговой аттестации»,  утвержденная приказом директора 20.09.2013 № 12510.</text:span></text:p>
      <text:p text:style-name="jstText"><text:span text:style-name="frtText">Программа ГИА, требования к выпускным квалификационным работам, а также критерии оценки знаний ежегодно рассматриваются на заседании предметно-цикловой комиссии (далее ПЦК) специальности</text:span><text:span text:style-name="frtText"> 09.02.04 Информационные системы (по отраслям)</text:span><text:span text:style-name="frtText">, обсуждаются  на педагогическом совете с участием работодателя, после чего утверждаются директором колледжа.</text:span></text:p>
      <text:p text:style-name="jstText"><text:span text:style-name="frtText">Программа ГИА доводится до сведения обучающихся не позднее, чем за шесть месяцев до начала ГИА.</text:span></text:p>
      <text:p text:style-name="jstText"><text:span text:style-name="frtText">К ГИА допускаются обучающиеся, не имеющие академической задолженности и в полном объеме выполнившие учебный план по осваиваемой образовательной программе СПО. </text:span></text:p>
      <text:p text:style-name="jstText"><text:span text:style-name="frtText">Решение о допуске обучающихся к государственной итоговой аттестации принимается педагогическим советом колледжа и утверждается приказом директора колледжа.</text:span></text:p>
      <text:p text:style-name="jstText"><text:span text:style-name="frtText">Целью проведения ГИА является определение соответствия результатов освоения обучающимися ОПОП соответствующим требованиям ФГОС СПО</text:span><text:span text:style-name="frtText"> 09.02.04 Информационные системы (по отраслям).</text:span></text:p>
      <text:p text:style-name="jstText"><text:span text:style-name="frtText">Задачи ГИА:</text:span></text:p>
      <text:p text:style-name="jstText"><text:span text:style-name="frtText">- проверка освоенности выпускником профессиональных компетенций и его готовности к выполнению профессиональных задач;</text:span></text:p>
      <text:p text:style-name="jstText"><text:span text:style-name="frtText">- систематизация и закрепление знаний выпускника по специальности при решении конкретных задач, а также выяснение уровня подготовки выпускника к самостоятельной работе.</text:span></text:p>
      <text:p text:style-name="jstText"><text:span text:style-name="frtText">В соответствии учебным планом специальности</text:span><text:span text:style-name="frtText"> 09.02.04 Информационные системы (по отраслям) </text:span><text:span text:style-name="frtText">базовой подготовки ГИА проводится на последнем курсе обучения.</text:span></text:p>
      <text:p text:style-name="jstText"><text:span text:style-name="frtText">Продолжительность ГИА составляет 6 недель, в том числе:</text:span></text:p>
      <text:p text:style-name="jstText"><text:span text:style-name="frtText">- подготовка ВКР - 4 недели </text:span><text:span text:style-name="frtText"> с 111111111111 </text:span><text:span text:style-name="frtText"> по 1111111111;</text:span></text:p>
      <text:p text:style-name="jstText"><text:span text:style-name="frtText">- защита ВКР - 2 недели</text:span><text:span text:style-name="frtText"> с 11111111111111 </text:span><text:span text:style-name="frtText"> по 11111111111111.</text:span></text:p>
      <text:p/>
      <text:p text:style-name="centered"><text:span text:style-name="bolded">1 1 СОДЕРЖАНИЕ И СТРУКТУРА </text:span></text:p>
      <text:p text:style-name="centered"><text:span text:style-name="bolded">ГОСУДАРСТВЕННОЙ ИТОГОВОЙ АТТЕСТАЦИИ</text:span></text:p>
      <text:p/>
      <text:p text:style-name="left"><text:span text:style-name="bolded">1.1 Содержание государственной итоговой аттестации</text:span></text:p>
      <text:p text:style-name="jstText"><text:span text:style-name="frtText">В ОПОП, утвержденной директором колледжа</text:span><text:span text:style-name="frtText"> 11111111 </text:span><text:span text:style-name="frtText">по специальности</text:span><text:span text:style-name="frtText"> 09.02.04 Информационные системы (по отраслям) </text:span><text:span text:style-name="frtText">при реализации основной профессиональной образовательной программы по программе</text:span><text:span text:style-name="frtText"> углубленной подготовки </text:span><text:span text:style-name="frtText">установлена форма государственной итоговой аттестации: защита выпускной квалификационной работы в виде дипломного проекта. </text:span></text:p>
      <text:p text:style-name="jstText"><text:span text:style-name="frtText">Ориентируясь на достижение общих целей образования в целом и целей среднего профессионального образования в частности, ВКР имеет свои специфические особенности, связанные с её основной функцией – итоговым контролем и оценкой качества образовательного процесса. При этом предъявленные требования к качеству выполнения и защиты ВКР, а также определяющие уровень профессиональной подготовки обучающегося, сводятся к следующему:</text:span></text:p>
      <text:p text:style-name="jstText"><text:span text:style-name="frtText">1) умение четко формулировать рассматриваемую задачу, определять ее актуальность и значимость, структурировать решаемую задачу;</text:span></text:p>
      <text:p text:style-name="jstText"><text:span text:style-name="frtText">2) обоснованно выбирать и корректно использовать наиболее эффективные методы решения задач;</text:span></text:p>
      <text:p text:style-name="jstText"><text:span text:style-name="frtText">3) уметь генерировать и анализировать альтернативные варианты и принимать оптимальные решения с учетом множественности критериев, влияющих факторов и характера информации;</text:span></text:p>
      <text:p text:style-name="jstText"><text:span text:style-name="frtText">4) использовать в работе современные информационные технологии, средства компьютерной техники и их программное обеспечение;</text:span></text:p>
      <text:p text:style-name="jstText"><text:span text:style-name="frtText">5) уметь осуществлять поиск научно-технической информации и работать со специальной литературой;</text:span></text:p>
      <text:p text:style-name="jstText"><text:span text:style-name="frtText">6) грамотно, с использованием специальной терминологии и лексики, четко, в логической последовательности излагать содержание выполненных разработок.</text:span></text:p>
      <text:p text:style-name="jstText"><text:span text:style-name="frtText">Программа ГИА предусматривает проверку освоения следующих видов профессиональной деятельности (ВПД):</text:span></text:p>
      <text:p text:style-name="jstText"><text:span text:style-name="frtText">1. 1111111111111111;</text:span></text:p>
      <text:p text:style-name="jstText"><text:span text:style-name="frtText">2. 11111111111111111;</text:span></text:p>
      <text:p text:style-name="jstText"><text:span text:style-name="frtText">3. ВЫПОЛНЕНИЕ РАБОТ ПО ПРОФЕССИИ</text:span><text:span text:style-name="frtText"> «1111111111111111111111111111111111»:</text:span></text:p>
      <text:list>
        <text:list-item>
          <text:p text:style-name="jstText"><text:span text:style-name="frtText">1111111111111;</text:span></text:p>
        </text:list-item>
      </text:list>
      <text:p text:style-name="jstText"><text:span text:style-name="frtText">4. 1vfsadcvf</text:span></text:p>
      <text:p text:style-name="jstText"><text:span text:style-name="frtText">и соответствующих профессиональных компетенций (ПК):</text:span></text:p>
      <text:p text:style-name="jstText"><text:span text:style-name="frtText">1.Вид деятельности -</text:span><text:span text:style-name="frtText">  1111111111111111:</text:span></text:p>
      <text:p text:style-name="jstText"><text:span text:style-name="frtText">ПК 1.1 </text:span><text:span text:style-name="frtText">Собирать данные для анализа использования и функционирования информационной системы, участвовать в составлении отчетной документации, принимать участие в разработке проектной документации на модификацию информационной системы.</text:span></text:p>
      <text:p text:style-name="jstText"><text:span text:style-name="frtText">ПК 1.2 </text:span><text:span text:style-name="frtText">Взаимодействовать со специалистами смежного профиля при разработке методов, средств и технологий применения объектов профессиональной деятельности.</text:span></text:p>
      <text:p text:style-name="jstText"><text:span text:style-name="frtText">ПК 1.3 </text:span><text:span text:style-name="frtText">Производить модификацию отдельных модулей информационной системы в соответствии с рабочим заданием, документировать произведенные изменения.</text:span></text:p>
      <text:p text:style-name="jstText"><text:span text:style-name="frtText">ПК 1.4 </text:span><text:span text:style-name="frtText">Участвовать в экспериментальном тестировании информационной системы на этапе опытной эксплуатации, фиксировать выявленные ошибки кодирования в разрабатываемых модулях информационной системы.</text:span></text:p>
      <text:p text:style-name="jstText"><text:span text:style-name="frtText">ПК 1.5 </text:span><text:span text:style-name="frtText">Разрабатывать фрагменты документации по эксплуатации информационной системы.</text:span></text:p>
      <text:p text:style-name="jstText"><text:span text:style-name="frtText">ПК 1.6 </text:span><text:span text:style-name="frtText">Участвовать в оценке качества и экономической эффективности информационной системы.</text:span></text:p>
      <text:p text:style-name="jstText"><text:span text:style-name="frtText">ПК 1.7 </text:span><text:span text:style-name="frtText">Производить инсталляцию и настройку информационной системы в рамках своей компетенции, документировать результаты работ.</text:span></text:p>
      <text:p text:style-name="jstText"><text:span text:style-name="frtText">ПК 1.8 </text:span><text:span text:style-name="frtText">Консультировать пользователей информационной системы и разрабатывать фрагменты методики обучения пользователей информационной системы.</text:span></text:p>
      <text:p text:style-name="jstText"><text:span text:style-name="frtText">ПК 1.9 </text:span><text:span text:style-name="frtText">Выполнять регламенты по обновлению, техническому сопровождению и восстановлению данных информационной системы, работать с технической документацией.</text:span></text:p>
      <text:p text:style-name="jstText"><text:span text:style-name="frtText">ПК 1.10 </text:span><text:span text:style-name="frtText">Обеспечивать организацию доступа пользователей информационной системы в рамках своей компетенции.</text:span></text:p>
      <text:p text:style-name="jstText"><text:span text:style-name="frtText">2. Вид деятельности</text:span><text:span text:style-name="frtText">  11111111111111111:</text:span></text:p>
      <text:p text:style-name="jstText"><text:span text:style-name="frtText">ПК 2.1 </text:span><text:span text:style-name="frtText">Участвовать в разработке технического задания.</text:span></text:p>
      <text:p text:style-name="jstText"><text:span text:style-name="frtText">ПК 2.2 </text:span><text:span text:style-name="frtText">Программировать в соответствии с требованиями технического задания.</text:span></text:p>
      <text:p text:style-name="jstText"><text:span text:style-name="frtText">ПК 2.3 </text:span><text:span text:style-name="frtText">Применять методики тестирования разрабатываемых приложений.</text:span></text:p>
      <text:p text:style-name="jstText"><text:span text:style-name="frtText">ПК 2.4 </text:span><text:span text:style-name="frtText">Формировать отчетную документацию по результатам работ.</text:span></text:p>
      <text:p text:style-name="jstText"><text:span text:style-name="frtText">ПК 2.5 </text:span><text:span text:style-name="frtText">Оформлять программную документацию в соответствии с принятыми стандартами.</text:span></text:p>
      <text:p text:style-name="jstText"><text:span text:style-name="frtText">ПК 2.6 </text:span><text:span text:style-name="frtText">Использовать критерии оценки качества и надежности функционирования информационной системы.</text:span></text:p>
      <text:p text:style-name="jstText"><text:span text:style-name="frtText">3. Вид деятельности – ВЫПОЛНЕНИЕ РАБОТ ПО ПРОФЕССИИ</text:span><text:span text:style-name="frtText"> «1111111111111111111111111111111111»:</text:span></text:p>
      <text:p text:style-name="jstText"><text:span text:style-name="frtText">- 1111111111111;</text:span></text:p>
      <text:p text:style-name="jstText"><text:span text:style-name="frtText">1111111111111;</text:span></text:p>
      <text:p text:style-name="jstText"><text:span text:style-name="frtText">4. 1vfsadcvf</text:span></text:p>
      <text:p text:style-name="jstText"><text:span text:style-name="frtText">1111;</text:span></text:p>
      <text:p text:style-name="jstText"><text:span text:style-name="frtText">4. Вид деятельности –</text:span></text:p>
      <text:p text:style-name="jstText"><text:span text:style-name="frtText">В соответствии с ФГОС СПО тематика ВКР соответствует содержанию одного или нескольких профессиональных модулей. Примерная тематика ВКР представлена в Приложении 1. Темы выпускных квалификационных работ сформулированы в общем виде и конкретизируются в ходе прохождения производственной практики (по профилю специальности) руководителями ВКР.</text:span></text:p>
      <text:p text:style-name="jstText"><text:span text:style-name="frtText">Темы ВКР имеют практико-ориентированный характер. Обучающемуся предоставляется право выбора темы ВКР, в том числе предложения своей тематики с необходимым обоснованием целесообразности ее разработки для практического применения. </text:span></text:p>
      <text:p text:style-name="jstText"><text:span text:style-name="frtText">Тематика ВКР согласовывается с предприятиями (базами преддипломной практики). Если ВКР выполняется по заказу предприятия (организации), то тема дипломного проекта разрабатывается на основании технического задания заказчика. </text:span></text:p>
      <text:p text:style-name="jstText"><text:span text:style-name="frtText">Темы ВКР утверждаются приказом директора колледжа не позднее, чем за 2 недели до начала производственной (преддипломной) практики. После утверждения темы ВКР обучающемуся выдается задание на выполнение ВКР с критериальными требованиями председателем предметно-цикловой комиссии</text:span><text:span text:style-name="frtText"> «09.02.04 Информационные системы (по отраслям)».</text:span></text:p>
      <text:p text:style-name="jstText"><text:span text:style-name="frtText">Для обеспечения единства требований к ВКР обучающихся устанавливаются общие требования к составу, объему и структуре ВКР. Структура выпускной квалификационной работы и общие требования к выполнению выпускной квалификационной работы приведены в Приложении 2.</text:span></text:p>
      <text:p text:style-name="jstText"><text:span text:style-name="frtText">Для подготовки ВКР обучающемуся назначается руководитель и консультанты.</text:span></text:p>
      <text:p text:style-name="jstText"><text:span text:style-name="bolded">1.2 Порядок назначения и обязанности руководителя ВКР и консультантов</text:span></text:p>
      <text:p text:style-name="jstText"><text:span text:style-name="frtText">Закрепление за обучающимися тем выпускных квалификационных работ, назначение руководителей и консультантов по отдельным частям, вопросам ВКР осуществляется приказом директора колледжа не позднее, чем за 2 недели до выхода студентов на производственную (преддипломную) практику.</text:span></text:p>
      <text:p text:style-name="jstText"><text:span text:style-name="frtText">1.2.1 Основные обязанности руководителя ВКР:</text:span></text:p>
      <text:p text:style-name="jstText"><text:span text:style-name="frtText">- Оформление обучающемуся задания на выполнение ВКР по установленной форме (Приложение 4).</text:span></text:p>
      <text:p text:style-name="jstText"><text:span text:style-name="frtText">- Оказание помощи при составлении обучающимся плана работы, при подборе необходимой литературы и фактического материала.</text:span></text:p>
      <text:p text:style-name="jstText"><text:span text:style-name="frtText">- Консультирование по вопросам, возникающим в ходе подготовки ВКР.</text:span></text:p>
      <text:p text:style-name="jstText"><text:span text:style-name="frtText">- Контроль за выполнением графика подготовки ВКР, за своевременностью и качеством выполнения отдельных глав выпускной квалификационной работы. </text:span></text:p>
      <text:p text:style-name="jstText"><text:span text:style-name="frtText">- Написание отзыва на выполненную ВКР. </text:span></text:p>
      <text:p text:style-name="jstText"><text:span text:style-name="frtText">В отзыве руководителем указываются характерные особенности выполненной работы; кратко излагаются наиболее важные проблемы, подвергшиеся исследованию; дается анализ содержания пояснительной записки ВКР с указанием достоинств и недостатков; отмечается практическая значимость. Отзыв руководителя должен содержать:</text:span></text:p>
      <text:p text:style-name="jstText"><text:span text:style-name="frtText">1 Оценку процесса работы над ВКР и уровня развития исследовательских навыков.</text:span></text:p>
      <text:p text:style-name="jstText"><text:span text:style-name="frtText">2 Оценку степени самостоятельности автора в работе над ВКР (умение организовывать работу над содержанием структурных частей).</text:span></text:p>
      <text:p text:style-name="jstText"><text:span text:style-name="frtText">3 Оценку умения выпускника работать с научной и справочной литературой (в том числе на иностранном языке) и с электронными ресурсами.</text:span></text:p>
      <text:p text:style-name="jstText"><text:span text:style-name="frtText">4 Оценку умения  критического прочтения источников и вычленения актуальности проблемы исследования.</text:span></text:p>
      <text:p text:style-name="jstText"><text:span text:style-name="frtText">5 Оценку умения обосновывать ценность полученных результатов и выводов, их соответствие поставленным целям и задачам.</text:span></text:p>
      <text:p text:style-name="jstText"><text:span text:style-name="frtText">6 Оригинальность и новизну представленной в работе практической части.</text:span></text:p>
      <text:p text:style-name="jstText"><text:span text:style-name="frtText">7 Оценку соблюдения графика выполнения ВКР и степени ответственности обучающегося, организованности, системность и последовательность работы обучающегося.</text:span></text:p>
      <text:p text:style-name="jstText"><text:span text:style-name="frtText">8 Заключение о предлагаемой отметке ВКР.</text:span></text:p>
      <text:p text:style-name="jstText"><text:span text:style-name="frtText">1.2.2 Основные обязанности консультанта:</text:span></text:p>
      <text:p text:style-name="jstText"><text:span text:style-name="frtText">- консультирование (как групповое, так и индивидуальное) обучающихся в период подготовки ВКР по вопросам экономического анализа, моделирования, проектирования информационных систем, их экономической эффективности;</text:span></text:p>
      <text:p text:style-name="jstText"><text:span text:style-name="frtText">- контроль и проверка корректности постановки задач и соответствия методологии их решения используемым стандартам моделирования и проектирования, а также оформления технической документации;</text:span></text:p>
      <text:p text:style-name="jstText"><text:span text:style-name="frtText">- подписание выполненных ВКР.</text:span></text:p>
      <text:p text:style-name="jstText"><text:span text:style-name="bolded">1.3 Порядок рецензирования ВКР</text:span></text:p>
      <text:p text:style-name="jstText"><text:span text:style-name="frtText">ВКР подлежит обязательному рецензированию. Рецензентами могут быть руководители профильных для данной специальности учреждений, организаций, предприятий, начальники структурных подразделений, а также преподаватели колледжа, ведущие дисциплины, являющиеся для данной специальности профильными.</text:span></text:p>
      <text:p text:style-name="jstText"><text:span text:style-name="frtText">Рецензент при оценке ВКР руководствуется критериями оценивания содержания ВКР соответствующего характера.</text:span></text:p>
      <text:p text:style-name="jstText"><text:span text:style-name="frtText">Рецензия должна содержать:</text:span></text:p>
      <text:p text:style-name="jstText"><text:span text:style-name="frtText">1 Оценку актуальности и новизны выбранной темы.</text:span></text:p>
      <text:p text:style-name="jstText"><text:span text:style-name="frtText">2 Заключение о соответствии содержания работы заявленной теме.</text:span></text:p>
      <text:p text:style-name="jstText"><text:span text:style-name="frtText">3 Оценку качества выполнения каждого раздела:</text:span></text:p>
      <text:p text:style-name="jstText"><text:span text:style-name="frtText">степень разработки поставленных вопросов</text:span></text:p>
      <text:p text:style-name="jstText"><text:span text:style-name="frtText">взаимосвязь теоретической и практической части;</text:span></text:p>
      <text:p text:style-name="jstText"><text:span text:style-name="frtText">соотношение описательного и исследовательского элемента;</text:span></text:p>
      <text:p text:style-name="jstText"><text:span text:style-name="frtText">адекватность и обоснованность выводов.</text:span></text:p>
      <text:p text:style-name="jstText"><text:span text:style-name="frtText">4 Оценку теоретической и практической значимости работы, возможности использования полученных результатов в практической деятельности.</text:span></text:p>
      <text:p text:style-name="jstText"><text:span text:style-name="frtText">5 Оценку качества оформления текстовой, графической, демонстрационной частей ВКР.</text:span></text:p>
      <text:p text:style-name="jstText"><text:span text:style-name="frtText">6 Предлагаемую отметку ВКР.</text:span></text:p>
      <text:p text:style-name="jstText"><text:span text:style-name="frtText">ПЦК специальности</text:span><text:span text:style-name="frtText"> «09.02.04 Информационные системы (по отраслям)» </text:span><text:span text:style-name="frtText">контролирует своевременность поступления рецензии, ее полноту и качество. На рецензии, как правило,  подпись рецензента должна быть заверена печатью и подписью начальника отдела кадров.</text:span></text:p>
      <text:p text:style-name="jstText"><text:span text:style-name="bolded">1.4 Состав государственной экзаменационной комиссии</text:span></text:p>
      <text:p text:style-name="jstText"><text:span text:style-name="frtText">В целях определения соответствия результатов освоения обучающимися образовательной программы среднего профессионального образования по специальности</text:span><text:span text:style-name="frtText"> 09.02.04 Информационные системы (по отраслям) </text:span><text:span text:style-name="frtText">соответствующим требованиям федерального государственного образовательного стандарта среднего профессионального образования ГИА проводится государственной экзаменационной комиссией (далее – ГЭК). </text:span></text:p>
      <text:p text:style-name="jstText"><text:span text:style-name="frtText">ГЭК формируется из преподавателей колледжа, имеющих высшую или первую квалификационную категорию; лиц, приглашенных из сторонних организаций: преподавателей, имеющих высшую или первую квалификационную категорию, представителей работодателей по профилю подготовки выпускников.</text:span></text:p>
      <text:p text:style-name="jstText"><text:span text:style-name="frtText">Состав ГЭК утверждается приказом директора колледжа не позднее, чем за 1 месяц до защиты ВКР.</text:span></text:p>
      <text:p text:style-name="jstText"><text:span text:style-name="frtText">ГЭК возглавляет председатель – представитель работодателей, который утверждается не позднее 20 декабря текущего года на следующий календарный год (с 01 января по 31 декабря) приказом министерства образования Нижегородской области. </text:span></text:p>
      <text:p text:style-name="jstText"><text:span text:style-name="bolded">1.5. Защита ВКР</text:span></text:p>
      <text:p text:style-name="jstText"><text:span text:style-name="frtText">За 5 дней до защиты ВКР проводится предзащита. Целью проведения предзащиты является промежуточный контроль и коррекция материалов, предоставляемых на защиту, а также подготовка обучающегося к открытому заседанию ГЭК. При подготовке к предзащите обучающийся пишет доклад, готовит раздаточный материал (таблицы, графики, диаграммы), мультимедийную презентацию (слайды). Содержание доклада и демонстрационного материала согласовывается с руководителем ВКР.</text:span></text:p>
      <text:p text:style-name="jstText"><text:span text:style-name="frtText">В ходе предзащиты осуществляется контроль выполненной обучающимся работы: соответствие темы приказу об утверждении тем ВКР, проверка структуры, содержания, оформления, наличия необходимых материалов, заслушивание доклада обучающегося. На предзащиту обучающийся должен предоставить пояснительную записку текста ВКР, демонстрационный материал, текст доклада.</text:span><text:span text:style-name="frtText"> После заслушивания доклада обучающемуся задаются вопросы в устной форме. Все замечания, сделанные на предзащите, обучающийся должен исправить в срок не позднее чем через два дня после данной процедуры.</text:span></text:p>
      <text:p text:style-name="jstText"><text:span text:style-name="frtText">Результаты предзащиты обсуждаются на собрании руководителей ВКР, которое проводится за три дня до защиты.</text:span></text:p>
      <text:p text:style-name="jstText"><text:span text:style-name="frtText">За 3 дня до защиты ВКР обучающиеся предоставляют председателю ПЦК </text:span><text:span text:style-name="frtText"> «1111111111111111» </text:span><text:span text:style-name="frtText"> ВКР с отзывами руководителя и рецензента.</text:span></text:p>
      <text:p text:style-name="jstText"><text:span text:style-name="frtText">Проведение защиты ВКР осуществляется на открытом заседании ГЭК с участием не менее 2/3 ее состава, при обязательном присутствии председателя ГЭК или его заместителя.</text:span></text:p>
      <text:p text:style-name="jstText"><text:span text:style-name="frtText">Защита ВКР проходит следующим образом. Обучающийся в течение 7-10 минут излагает основные положения своей ВКР. Выступление должно начинаться с обозначения темы ВКР, перечисления цели и задач. Затем необходимо обосновать актуальность выбранной темы, дать краткую характеристику объекта и предмета исследования.</text:span><text:span text:style-name="frtText">  Далее следует раскрыть основное содержание, иллюстрируя его представленными на слайдах схемами, диаграммами, рисунками и т.д. В конце доклада обязательно должны быть выводы о проделанной работе. Обучающийся должен излагать основное содержание своей ВКР свободно, не читая письменного текста.</text:span></text:p>
      <text:p text:style-name="jstText"><text:span text:style-name="frtText">Заканчивая выступление, обучающийся должен ответить на замечания рецензента, объясняя причину недоработок, указывая способы их устранения.</text:span></text:p>
      <text:p text:style-name="jstText"><text:span text:style-name="frtText">Члены ГЭК задают вопросы обучающемуся сразу после его выступления в устной форме. Количество вопросов, задаваемых обучающемуся на защите, не ограничивается. Вопросы могут быть заданы как непосредственно по теме защищаемой работы, так и по другим смежным предметным областям.</text:span></text:p>
      <text:p text:style-name="jstText"><text:span text:style-name="frtText">При подготовке ответов на вопросы и замечания рецензента обучающийся имеет право пользоваться своей работой. Ответы на вопросы должны быть убедительны, теоретически обоснованы, а при необходимости подкреплены цифровым, графическим материалом.</text:span></text:p>
      <text:p text:style-name="jstText"><text:span text:style-name="frtText">Результаты защиты ВКР определяются оценками «отлично», «хорошо», «удовлетворительно», «неудовлетворительно», выставленными в соответствии с критериями, указанными в п.2. Результаты объявляются в тот же день после оформления в установленном порядке протоколов заседания ГЭК. Выставленные оценки комментируются Председателем ГЭК в присутствии всех обучающихся.</text:span></text:p>
      <text:p text:style-name="jstText"><text:span text:style-name="frtText">Обучающемуся по положительным результатам защиты ВКР присваивается квалификация</text:span><text:span text:style-name="frtText"> «11111111111111111» </text:span><text:span text:style-name="frtText"> с выдачей диплома о среднем профессиональном образовании государственного образца.</text:span></text:p>
      <text:p text:style-name="jstText"><text:span text:style-name="frtText">Обучающемуся, имеющему оценку «отлично» не менее чем по 75 процентам дисциплин учебного плана, оценку «хорошо» по остальным дисциплинам и защитившему ВКР на «отлично», выдается диплом с отличием.</text:span></text:p>
      <text:p text:style-name="jstText"><text:span text:style-name="frtText">Обучающимся, не проходившим ГИА по уважительной причине, предоставляется возможность пройти ГИА без отчисления из ГБПОУ «НРТК». Дополнительные заседания ГЭК организуются не позднее четырех месяцев после подачи заявления лицом, не проходившим ГИА по уважительной причине.</text:span></text:p>
      <text:p text:style-name="jstText"><text:span text:style-name="frtText">Обучающиеся, не прошедшие ГИА или получившие на ГИА неудовлетворительные результаты, проходят ГИА не ранее чем через шесть месяцев после прохождения ГИА впервые. Для прохождения ГИА обучающиеся, не прошедшее ГИА по неуважительной причине или получившее на ГИА неудовлетворительную оценку, </text:span><text:span text:style-name="frtText"> восстанавливается в ГБПОУ «НРТК» на период времени, установленный образовательной организацией самостоятельно, но не менее предусмотренного календарным учебным графиком срока для прохождения ГИА соответствующей ОПОП. Повторное прохождение ГИА для одного обучающегося назначается образовательной организацией не более двух раз.</text:span></text:p>
      <text:p text:style-name="jstText"><text:span text:style-name="frtText">Решение ГЭК оформляется протоколом, который подписывается председателем ГЭК (в случае отсутствия председателя - его заместителем) и секретарем ГЭК и хранится в архиве ГБПОУ «НРТК».</text:span></text:p>
      <text:p text:style-name="jstText"><text:span text:style-name="bolded">1.6 Порядок подачи апелляции</text:span></text:p>
      <text:p text:style-name="jstText"><text:span text:style-name="frtText">По результатам ГИА выпускник, участвовавший в ГИА, имеет право подать в апелляционную комиссию письменное апелляционное заявление о нарушении, по его мнению, установленного порядка проведения ГИА и (или) несогласии с ее результатами. Процедура  проводится в соответствии с п.VI «Порядка проведения государственной итоговой аттестации по образовательным программам среднего профессионального образования»,</text:span><text:span text:style-name="frtText"> утвержденного Приказом Министерства образования и науки Российской Федерации от 16 августа 2013 г. № 968. </text:span></text:p>
      <text:p text:style-name="jstText"><text:span text:style-name="frtText">Решение апелляционной комиссии оформляется протоколом, который подписывается председателем и секретарем апелляционной комиссии и хранится в архиве ГБПОУ «НРТК».</text:span></text:p>
      <text:p text:style-name="jstText"><text:span text:style-name="frtText">Деятельность по организации и проведению государственной итоговой аттестации определена процессом системы менеджмента качества ОП-05.02 
«Организация государственной итоговой аттестации», утвержденной приказом директора колледжа от 20.09.2013 № 12510.</text:span></text:p>
      <text:p text:style-name="jstText"><text:span text:style-name="bolded">2 ОЦЕНКА РЕЗУЛЬТАТОВ ГОСУДАРСТВЕННОЙ ИТОГОВОЙ АТТЕСТАЦИИ</text:span></text:p>
      <text:p text:style-name="jstText"><text:span text:style-name="frtText">Оценка уровня освоенности выпускником профессиональных компетенций членами ГЭК проводится в соответствии с показателями оценки результата, на основе результатов выступления обучающегося, представленных им демонстрационных материалов и ответов на вопросы. Решение об уровне освоенности компетенций выпускником членами ГЭК принимается простым большинством голосов.</text:span></text:p>
      <text:p text:style-name="jstText"><text:span text:style-name="frtText">На ГИА выпускник должен показать владение профессиональными компетенциями, указанными в п.1.1. Качество дипломного проекта во многом определяется глубиной рассмотрения поставленной задачи, разработкой</text:span><text:span text:style-name="frtText"> 1111111 </text:span><text:span text:style-name="frtText">, проведением опытной эксплуатации</text:span><text:span text:style-name="frtText"> 1111111 </text:span><text:span text:style-name="frtText">, четкостью и глубиной сформулированных выводов и предложений.</text:span></text:p>
      <text:p text:style-name="jstText"><text:span text:style-name="frtText">Результаты защиты ВКР определяются следующими оценками: </text:span></text:p>
      <text:p text:style-name="jstText"><text:span text:style-name="frtText">5(отлично), 4 (хорошо), 3 (удовлетворительно), 2 (неудовлетворительно). </text:span></text:p>
      <text:p text:style-name="jstText"><text:span text:style-name="frtText">«Отлично» выставляется за:</text:span></text:p>
      <text:p text:style-name="jstText"><text:span text:style-name="frtText">- грамотно изложенную теоретическую базу, глубокий анализ проблемы, критический разбор деятельности предприятия (организации), логичное, последовательное изложение материала с соответствующими выводами и обоснованными предложениями, выполнение ВКР  в соответствии с целевой установкой, оформление  в соответствии с  требованиями  программы и  стандарта;</text:span></text:p>
      <text:p text:style-name="jstText"><text:span text:style-name="frtText">- отсутствие  замечаний в отзыве руководителя и рецензента;</text:span></text:p>
      <text:p text:style-name="jstText"><text:span text:style-name="frtText">- демонстрацию глубоких знаний вопросов темы, внесение обоснованных предложений по улучшению информационного обеспечения предприятия (организации), эффективному использованию ресурсов. </text:span></text:p>
      <text:p text:style-name="jstText"><text:span text:style-name="frtText">- структурирование доклада, раскрытие причин выбора темы и ее актуальности, цели, задач, предмета, объекта исследования, логики получения каждого вывода; демонстрацию в заключительной части доклада перспектив и задач дальнейшего исследования данной темы, освещение вопросов практического применения и внедрения результатов исследования в практику; использование во время доклада наглядных пособий (таблиц, схем, графиков и т. п.) или раздаточного материала; грамотные ответы на поставленные вопросы;</text:span></text:p>
      <text:p text:style-name="jstText"><text:span text:style-name="frtText">- демонстрацию высокого уровня освоенности компетенций.</text:span></text:p>
      <text:p text:style-name="jstText"><text:span text:style-name="frtText">«Хорошо» выставляется за:</text:span></text:p>
      <text:p text:style-name="jstText"><text:span text:style-name="frtText">- грамотно изложенную теоретическую базу, достаточно подробный анализ проблемы и критический разбор деятельности предприятия (организации), последовательное изложение материала с соответствующими выводами, однако с не вполне обоснованными предложениями; выполнение ВКР в соответствии с целевой установкой, предъявляемым требованиям; оформление соответствует стандарту;</text:span></text:p>
      <text:p text:style-name="jstText"><text:span text:style-name="frtText">-  наличие положительного отзыва руководителя и рецензента (без замечаний или содержащего незначительные замечания, которые не влияют на полноту раскрытия темы);</text:span></text:p>
      <text:p text:style-name="jstText"><text:span text:style-name="frtText">- демонстрацию при защите знания вопросов темы, оперирование данными, внесение предложения по улучшению</text:span><text:span text:style-name="frtText"> 1111111 </text:span><text:span text:style-name="frtText">предприятия (организации), эффективному использованию ресурсов. </text:span></text:p>
      <text:p text:style-name="jstText"><text:span text:style-name="frtText">- структурирование доклада с допущением одной-двух неточностей при раскрытии причин выбора и актуальности темы, цели, задач, предмета, объекта исследования, но эти неточности устраняются при ответах на дополнительные уточняющие вопросы; использование наглядных пособия (таблиц, схем, графиков и т. п.) или раздаточного материала, ответы на поставленные вопросы без особых затруднений;</text:span></text:p>
      <text:p text:style-name="jstText"><text:span text:style-name="frtText">- демонстрацию высокого или среднего  уровня освоенности компетенций.</text:span></text:p>
      <text:p text:style-name="jstText"><text:span text:style-name="frtText">«Удовлетворительно» выставляется за:</text:span></text:p>
      <text:p text:style-name="jstText"><text:span text:style-name="frtText">- содержание в ВКР теоретической главы, базирование ВКР на практическом материале, но с имеющимся поверхностным анализом и недостаточно критическим разбором деятельности предприятия (организации); наличием непоследовательности изложения материала, представлением необоснованных предложении; выполнение ВКР в соответствии с целевой установкой, но не в полной мере отвечающей предъявляемым требованиям;</text:span></text:p>
      <text:p text:style-name="jstText"><text:span text:style-name="frtText">- наличие в отзывах руководителя и рецензента замечаний по содержанию работы, в которых указаны недостатки, не позволившие обучающемуся в полной мере раскрыть тему;</text:span></text:p>
      <text:p text:style-name="jstText"><text:span text:style-name="frtText">- проявление неуверенности при защите, демонстрацию слабого знания вопросов темы; отсутствие достаточно полных и аргументированных ответов на вопросы членов ГЭК, неполное раскрытие сущности вопроса, слабое подкрепление выводами и расчетами из дипломного проекта, демонстрация недостаточной самостоятельности и глубины изучения проблемы обучающимся;</text:span></text:p>
      <text:p text:style-name="jstText"><text:span text:style-name="frtText">- демонстрация среднего или низкого уровня освоенности компетенций.</text:span></text:p>
      <text:p text:style-name="jstText"><text:span text:style-name="frtText">«Неудовлетворительно» выставляется за:</text:span></text:p>
      <text:p text:style-name="jstText"><text:span text:style-name="frtText">- отсутствие анализа и практического разбора деятельности предприятия (организации), несоответствие требованиям, предъявляемым к выпускной квалификационной работе;</text:span></text:p>
      <text:p text:style-name="jstText"><text:span text:style-name="frtText">- отсутствие выводов либо их декларативный характер;</text:span></text:p>
      <text:p text:style-name="jstText"><text:span text:style-name="frtText">- наличие в отзывах руководителя и рецензента существенных критических замечаний;</text:span></text:p>
      <text:p text:style-name="jstText"><text:span text:style-name="frtText">- затруднение обучающегося отвечать при защите на поставленные вопросы по теме, незнание теории вопроса; допущение при ответе существенных ошибок, отсутствие  на защите наглядных пособий или раздаточного материала;</text:span></text:p>
      <text:p text:style-name="jstText"><text:span text:style-name="frtText">- демонстрация низкого уровня освоенности компетенций.</text:span></text:p>
      <text:p text:style-name="jstText"><text:span text:style-name="frtText">На основании проведения защиты ВКР Государственная экзаменационная комиссия (ГЭК) решает вопрос о присвоении обучающемуся соответствующей квалификации. Результаты ГИА заносятся в форму сводной ведомости по защите ВКР в соответствии с ОП-05.0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fo="urn:oasis:names:tc:opendocument:xmlns:xsl-fo-compatible:1.0" xmlns:svg="urn:oasis:names:tc:opendocument:xmlns:svg-compatible:1.0" xmlns:draw="urn:oasis:names:tc:opendocument:xmlns:drawing:1.0" xmlns:table="urn:oasis:names:tc:opendocument:xmlns:table:1.0" xmlns:xlink="http://www.w3.org/1999/xlink" office:version="1.1">
  <office:font-face-decls>
    <style:font-face style:name="Courier" svg:font-family="Courier" style:font-family-generic="modern" style:font-pitch="fixed"/>
    <style:font-face style:name="DejaVu Serif" svg:font-family="&amp;apos;DejaVu Serif&amp;apos;" style:font-family-generic="roman" style:font-pitch="variable"/>
    <style:font-face style:name="Times New Roman" svg:font-family="&amp;apos;Times New Roman&amp;apos;" style:font-family-generic="roman" style:font-pitch="variable"/>
    <style:font-face style:name="DejaVu Sans" svg:font-family="&amp;apos;DejaVu Sans&amp;apos;" style:font-family-generic="swiss" style:font-pitch="variable"/>
    <style:font-face style:name="Verdana" svg:font-family="Verdana" style:font-family-generic="swiss" style:font-pitch="variable"/>
  </office:font-face-decls>
  <office:styles>
    <style:style style:name="P1" style:family="paragraph" style:parent-style-name="Standard" style:master-page-name="master1">
      <style:paragraph-properties fo:break-before="page"/>
    </style:style>
    <style:style style:name="P3" style:family="paragraph" style:parent-style-name="master1" style:master-page-name="Standard">
      <style:paragraph-properties fo:break-before="page"/>
    </style:style>
    <style:style style:name="P1" style:family="text"/>
    <style:style style:name="P3" style:family="text"/>
    <style:style style:name="boldedText" style:family="text">
      <style:text-properties fo:font-weight="bold"/>
      <style:text-properties fo:font-size="11"/>
    </style:style>
    <style:style style:name="left" style:family="paragraph">
      <style:paragraph-properties fo:text-align="left"/>
    </style:style>
    <style:style style:name="centerText" style:family="paragraph">
      <style:paragraph-properties fo:text-align="center"/>
    </style:style>
    <style:style style:name="bolded" style:family="text">
      <style:text-properties fo:font-weight="bold"/>
      <style:text-properties fo:font-size="14"/>
    </style:style>
    <style:style style:name="frtText" style:family="text">
      <style:text-properties fo:font-size="14"/>
    </style:style>
    <style:style style:name="centered" style:family="paragraph">
      <style:paragraph-properties fo:text-align="center"/>
    </style:style>
    <style:style style:name="left" style:family="paragraph">
      <style:paragraph-properties fo:text-align="left"/>
    </style:style>
    <style:style style:name="right" style:family="paragraph">
      <style:paragraph-properties fo:text-align="right"/>
    </style:style>
    <style:style style:name="jstText" style:family="paragraph">
      <style:paragraph-properties fo:text-align="justify"/>
      <style:paragraph-properties fo:text-indent="1cm"/>
    </style:style>
    <style:style style:name="Standard1" style:family="paragraph">
      <style:paragraph-properties fo:text-align="justify"/>
      <style:paragraph-properties fo:text-indent="1cm"/>
    </style:style>
    <style:style style:name="withBreak" style:family="paragraph">
      <style:paragraph-properties fo:text-align="center"/>
      <style:paragraph-properties fo:break-after="page"/>
    </style:style>
  </office:styles>
  <office:automatic-styles>
    <style:page-layout style:name="layout7">
      <style:page-layout-properties fo:page-width="29.70cm" fo:page-height="21cm" style:print-orientation="landscape" fo:margin-left="2cm" fo:margin-right="2cm"/>
      <style:header-style>
        <style:header-footer-properties/>
      </style:header-style>
      <style:footer-style>
        <style:header-footer-properties/>
      </style:footer-style>
    </style:page-layout>
    <style:page-layout style:name="layout1">
      <style:page-layout-properties style:print-orientation="portrait" fo:margin-left="2cm" fo:margin-right="2cm"/>
      <style:header-style>
        <style:header-footer-properties/>
      </style:header-style>
      <style:footer-style>
        <style:header-footer-properties/>
      </style:footer-style>
    </style:page-layout>
  </office:automatic-styles>
  <office:master-styles>
    <style:master-page style:name="master1" style:page-layout-name="layout7" style:next-style-name="master1">
      <style:header>
        <text:p/>
      </style:header>
    </style:master-page>
    <style:master-page style:name="Standard" style:page-layout-name="layout1" style:next-style-name="Standard">
      <style:header>
        <text:p/>
      </style:header>
    </style:master-page>
  </office:master-styles>
</office:document-styles>
</file>

<file path=meta.xml><?xml version="1.0" encoding="utf-8"?>
<office:document-meta xmlns:meta="urn:oasis:names:tc:opendocument:xmlns:meta:1.0" xmlns:office="urn:oasis:names:tc:opendocument:xmlns:office:1.0" xmlns:dc="http://purl.org/dc/elements/1.1/" office:version="1.1">
  <office:meta>
    <meta:generator>PHP-ODT 0.3</meta:generator>
    <meta:creation-date>2017-01-21T14:48:25</meta:creation-date>
  </office:meta>
</office:document-meta>
</file>